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u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9326" calcext:value-type="float">
            <text:p>0,789326</text:p>
          </table:table-cell>
          <table:table-cell office:value-type="float" office:value="0.786846" calcext:value-type="float">
            <text:p>0,786846</text:p>
          </table:table-cell>
          <table:table-cell office:value-type="float" office:value="0.770906" calcext:value-type="float">
            <text:p>0,770906</text:p>
          </table:table-cell>
          <table:table-cell office:value-type="float" office:value="0.782125" calcext:value-type="float">
            <text:p>0,782125</text:p>
          </table:table-cell>
          <table:table-cell office:value-type="float" office:value="0.7930472188874" calcext:value-type="float">
            <text:p>0,79304721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2212" calcext:value-type="float">
            <text:p>0,832212</text:p>
          </table:table-cell>
          <table:table-cell office:value-type="float" office:value="0.825949" calcext:value-type="float">
            <text:p>0,825949</text:p>
          </table:table-cell>
          <table:table-cell office:value-type="float" office:value="0.831162" calcext:value-type="float">
            <text:p>0,831162</text:p>
          </table:table-cell>
          <table:table-cell office:value-type="float" office:value="0.801275" calcext:value-type="float">
            <text:p>0,801275</text:p>
          </table:table-cell>
          <table:table-cell office:value-type="float" office:value="0.8054148730652" calcext:value-type="float">
            <text:p>0,80541487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1035" calcext:value-type="float">
            <text:p>0,741035</text:p>
          </table:table-cell>
          <table:table-cell office:value-type="float" office:value="0.747166" calcext:value-type="float">
            <text:p>0,747166</text:p>
          </table:table-cell>
          <table:table-cell office:value-type="float" office:value="0.730395" calcext:value-type="float">
            <text:p>0,730395</text:p>
          </table:table-cell>
          <table:table-cell office:value-type="float" office:value="0.732428" calcext:value-type="float">
            <text:p>0,732428</text:p>
          </table:table-cell>
          <table:table-cell office:value-type="float" office:value="0.7376229724632" calcext:value-type="float">
            <text:p>0,73762297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7538" calcext:value-type="float">
            <text:p>0,787538</text:p>
          </table:table-cell>
          <table:table-cell office:value-type="float" office:value="0.778537" calcext:value-type="float">
            <text:p>0,778537</text:p>
          </table:table-cell>
          <table:table-cell office:value-type="float" office:value="0.757438" calcext:value-type="float">
            <text:p>0,757438</text:p>
          </table:table-cell>
          <table:table-cell office:value-type="float" office:value="0.785452" calcext:value-type="float">
            <text:p>0,785452</text:p>
          </table:table-cell>
          <table:table-cell office:value-type="float" office:value="0.7561871056846" calcext:value-type="float">
            <text:p>0,756187105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1484" calcext:value-type="float">
            <text:p>0,781484</text:p>
          </table:table-cell>
          <table:table-cell office:value-type="float" office:value="0.753234" calcext:value-type="float">
            <text:p>0,753234</text:p>
          </table:table-cell>
          <table:table-cell office:value-type="float" office:value="0.812553" calcext:value-type="float">
            <text:p>0,812553</text:p>
          </table:table-cell>
          <table:table-cell office:value-type="float" office:value="0.767166" calcext:value-type="float">
            <text:p>0,76716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1205" calcext:value-type="float">
            <text:p>0,781205</text:p>
          </table:table-cell>
          <table:table-cell office:value-type="float" office:value="0.816152" calcext:value-type="float">
            <text:p>0,816152</text:p>
          </table:table-cell>
          <table:table-cell office:value-type="float" office:value="0.822507" calcext:value-type="float">
            <text:p>0,822507</text:p>
          </table:table-cell>
          <table:table-cell office:value-type="float" office:value="0.730765" calcext:value-type="float">
            <text:p>0,73076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2592" calcext:value-type="float">
            <text:p>0,742592</text:p>
          </table:table-cell>
          <table:table-cell office:value-type="float" office:value="0.738377" calcext:value-type="float">
            <text:p>0,738377</text:p>
          </table:table-cell>
          <table:table-cell office:value-type="float" office:value="0.712757" calcext:value-type="float">
            <text:p>0,712757</text:p>
          </table:table-cell>
          <table:table-cell office:value-type="float" office:value="0.719701" calcext:value-type="float">
            <text:p>0,71970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1352" calcext:value-type="float">
            <text:p>0,761352</text:p>
          </table:table-cell>
          <table:table-cell office:value-type="float" office:value="0.71807" calcext:value-type="float">
            <text:p>0,71807</text:p>
          </table:table-cell>
          <table:table-cell office:value-type="float" office:value="0.749944" calcext:value-type="float">
            <text:p>0,749944</text:p>
          </table:table-cell>
          <table:table-cell office:value-type="float" office:value="0.756256" calcext:value-type="float">
            <text:p>0,75625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1">
          <table:table-cell table:number-columns-repeated="10"/>
          <table:table-cell table:style-name="ce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21:13:08.8821507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21:13:14.537205441</dc:date>
    <meta:editing-duration>PT19M56S</meta:editing-duration>
    <meta:editing-cycles>5</meta:editing-cycles>
    <meta:generator>LibreOffice/5.1.6.2$Linux_X86_64 LibreOffice_project/10m0$Build-2</meta:generator>
    <meta:document-statistic meta:table-count="1" meta:cell-count="52" meta:object-count="0"/>
  </office:meta>
</office:document-meta>
</file>